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tyles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settings.xml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meta.xml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2cm" svg:stroke-color="#6666ff" draw:marker-start-width="0.609cm" draw:marker-end-width="0.609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02cm" svg:stroke-color="#ff3333" draw:marker-start-width="0.609cm" draw:marker-end-width="0.609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fill-color="#ff3333" draw:textarea-horizontal-align="center" draw:textarea-vertical-align="middle"/>
    </style:style>
    <style:style style:name="gr4" style:family="graphic" style:parent-style-name="standard">
      <style:graphic-properties draw:stroke="none" draw:fill="none" draw:ole-draw-aspect="1" style:protect="size"/>
    </style:style>
    <style:style style:name="gr5" style:family="graphic" style:parent-style-name="standard">
      <style:graphic-properties svg:stroke-width="0.102cm" svg:stroke-color="#6666ff" draw:marker-start-width="0.609cm" draw:marker-end-width="0.609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6" style:family="graphic" style:parent-style-name="standard">
      <style:graphic-properties draw:fill-color="#6666ff" draw:textarea-horizontal-align="center" draw:textarea-vertical-align="middle"/>
    </style:style>
    <style:style style:name="gr7" style:family="graphic" style:parent-style-name="standard">
      <style:graphic-properties svg:stroke-color="#ffffff" draw:fill-color="#ffffff"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width="0.051cm" svg:stroke-color="#ff3333" draw:marker-start-width="0.457cm" draw:marker-end-width="0.457cm" draw:fill-color="#ffffff" draw:textarea-horizontal-align="center" draw:textarea-vertical-align="middle" fo:padding-top="0.15cm" fo:padding-bottom="0.15cm" fo:padding-left="0.275cm" fo:padding-right="0.275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g>
          <draw:line draw:style-name="gr1" draw:text-style-name="P1" draw:layer="layout" svg:x1="15.32cm" svg:y1="7.877cm" svg:x2="15.321cm" svg:y2="12.594cm">
            <text:p/>
          </draw:line>
          <draw:line draw:style-name="gr2" draw:text-style-name="P1" draw:layer="layout" svg:x1="15.351cm" svg:y1="12.714cm" svg:x2="20.467cm" svg:y2="12.768cm">
            <text:p/>
          </draw:line>
          <draw:ellipse draw:style-name="gr3" draw:text-style-name="P1" draw:layer="layout" svg:width="0.49cm" svg:height="0.505cm" svg:x="15.079cm" svg:y="7.635cm">
            <text:p/>
          </draw:ellipse>
          <draw:frame draw:name="dedxg" draw:style-name="gr4" draw:layer="layout" svg:width="1.056cm" svg:height="1.217cm" svg:x="14.855cm" svg:y="6.263cm">
            <draw:object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  <draw:frame draw:name="dedxg" draw:style-name="gr4" draw:layer="layout" svg:width="0.989cm" svg:height="1.219cm" svg:x="17.387cm" svg:y="14.795cm">
            <draw:object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  <draw:custom-shape draw:style-name="gr5" draw:text-style-name="P1" draw:layer="layout" svg:width="0.702cm" svg:height="5.859cm" draw:transform="rotate (-1.57079632679579) translate (20.833cm 13.465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style-name="gr2" draw:text-style-name="P1" draw:layer="layout" svg:x1="15.351cm" svg:y1="12.524cm" svg:x2="20.467cm" svg:y2="12.578cm">
            <text:p/>
          </draw:line>
          <draw:ellipse draw:style-name="gr6" draw:text-style-name="P1" draw:layer="layout" svg:width="0.49cm" svg:height="0.504cm" svg:x="15.079cm" svg:y="12.353cm">
            <text:p/>
          </draw:ellipse>
          <draw:ellipse draw:style-name="gr6" draw:text-style-name="P1" draw:layer="layout" svg:width="0.489cm" svg:height="0.504cm" svg:x="20.293cm" svg:y="12.407cm">
            <text:p/>
          </draw:ellipse>
          <draw:rect draw:style-name="gr7" draw:text-style-name="P1" draw:layer="layout" svg:width="0.837cm" svg:height="0.755cm" svg:x="23.389cm" svg:y="12.854cm">
            <text:p/>
          </draw:rect>
          <draw:line draw:style-name="gr1" draw:text-style-name="P1" draw:layer="layout" svg:x1="20.575cm" svg:y1="7.963cm" svg:x2="20.576cm" svg:y2="12.68cm">
            <text:p/>
          </draw:line>
          <draw:ellipse draw:style-name="gr3" draw:text-style-name="P1" draw:layer="layout" svg:width="0.489cm" svg:height="0.504cm" svg:x="20.351cm" svg:y="7.636cm">
            <text:p/>
          </draw:ellipse>
          <draw:frame draw:name="dedxg" draw:style-name="gr4" draw:layer="layout" svg:width="1.042cm" svg:height="1.217cm" svg:x="20.065cm" svg:y="6.363cm">
            <draw:object xlink:href="./Object 7" xlink:type="simple" xlink:show="embed" xlink:actuate="onLoad">
              <text:p/>
            </draw:object>
            <draw:image xlink:href="./ObjectReplacements/Object 7" xlink:type="simple" xlink:show="embed" xlink:actuate="onLoad"/>
          </draw:frame>
          <draw:custom-shape draw:style-name="gr8" draw:text-style-name="P1" draw:layer="layout" svg:width="1.793cm" svg:height="1.253cm" svg:x="10.564cm" svg:y="9.96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ellipse draw:style-name="gr6" draw:text-style-name="P1" draw:layer="layout" svg:width="0.49cm" svg:height="0.504cm" svg:x="4.679cm" svg:y="12.439cm">
            <text:p/>
          </draw:ellipse>
          <draw:frame draw:name="dedxg" draw:style-name="gr4" draw:layer="layout" svg:width="1.052cm" svg:height="1.217cm" svg:x="1.455cm" svg:y="6.263cm">
            <draw:object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  <draw:frame draw:name="dedxg" draw:style-name="gr4" draw:layer="layout" svg:width="1.044cm" svg:height="1.217cm" svg:x="7.455cm" svg:y="6.264cm">
            <draw:object xlink:href="./Object 5" xlink:type="simple" xlink:show="embed" xlink:actuate="onLoad">
              <text:p/>
            </draw:object>
            <draw:image xlink:href="./ObjectReplacements/Object 5" xlink:type="simple" xlink:show="embed" xlink:actuate="onLoad"/>
          </draw:frame>
          <draw:frame draw:name="dedxg" draw:style-name="gr4" draw:layer="layout" svg:width="0.987cm" svg:height="1.217cm" svg:x="4.455cm" svg:y="13.34cm">
            <draw:object xlink:href="./Object 8" xlink:type="simple" xlink:show="embed" xlink:actuate="onLoad">
              <text:p/>
            </draw:object>
            <draw:image xlink:href="./ObjectReplacements/Object 8" xlink:type="simple" xlink:show="embed" xlink:actuate="onLoad"/>
          </draw:frame>
          <draw:frame draw:name="dedxg" draw:style-name="gr4" draw:layer="layout" svg:width="0.732cm" svg:height="0.994cm" svg:x="19.788cm" svg:y="11.395cm">
            <draw:object xlink:href="./Object 3" xlink:type="simple" xlink:show="embed" xlink:actuate="onLoad">
              <text:p/>
            </draw:object>
            <draw:image xlink:href="./ObjectReplacements/Object 3" xlink:type="simple" xlink:show="embed" xlink:actuate="onLoad"/>
          </draw:frame>
          <draw:frame draw:name="dedxg" draw:style-name="gr4" draw:layer="layout" svg:width="0.728cm" svg:height="0.994cm" svg:x="15.489cm" svg:y="11.263cm">
            <draw:object xlink:href="./Object 6" xlink:type="simple" xlink:show="embed" xlink:actuate="onLoad">
              <text:p/>
            </draw:object>
            <draw:image xlink:href="./ObjectReplacements/Object 6" xlink:type="simple" xlink:show="embed" xlink:actuate="onLoad"/>
          </draw:frame>
          <draw:frame draw:name="dedxg" draw:style-name="gr4" draw:layer="layout" svg:width="0.729cm" svg:height="0.994cm" svg:x="15.49cm" svg:y="8.163cm">
            <draw:object xlink:href="./Object 10" xlink:type="simple" xlink:show="embed" xlink:actuate="onLoad">
              <text:p/>
            </draw:object>
            <draw:image xlink:href="./ObjectReplacements/Object 10" xlink:type="simple" xlink:show="embed" xlink:actuate="onLoad"/>
          </draw:frame>
          <draw:frame draw:name="dedxg" draw:style-name="gr4" draw:layer="layout" svg:width="0.75cm" svg:height="0.994cm" svg:x="19.691cm" svg:y="8.163cm">
            <draw:object xlink:href="./Object 11" xlink:type="simple" xlink:show="embed" xlink:actuate="onLoad">
              <text:p/>
            </draw:object>
            <draw:image xlink:href="./ObjectReplacements/Object 11" xlink:type="simple" xlink:show="embed" xlink:actuate="onLoad"/>
          </draw:frame>
          <draw:rect draw:style-name="gr9" draw:text-style-name="P1" draw:layer="layout" svg:width="1.6cm" svg:height="1.12cm" svg:x="4.1cm" svg:y="12cm">
            <text:p/>
          </draw:rect>
          <draw:line draw:style-name="gr1" draw:text-style-name="P1" draw:layer="layout" svg:x1="2.078cm" svg:y1="7.878cm" svg:x2="4.913cm" svg:y2="12.696cm">
            <text:p/>
          </draw:line>
          <draw:line draw:style-name="gr1" draw:text-style-name="P1" draw:layer="layout" svg:x1="7.779cm" svg:y1="7.878cm" svg:x2="4.913cm" svg:y2="12.696cm">
            <text:p/>
          </draw:line>
          <draw:ellipse draw:style-name="gr3" draw:text-style-name="P1" draw:layer="layout" svg:width="0.49cm" svg:height="0.505cm" svg:x="7.479cm" svg:y="7.637cm">
            <text:p/>
          </draw:ellipse>
          <draw:ellipse draw:style-name="gr3" draw:text-style-name="P1" draw:layer="layout" svg:width="0.49cm" svg:height="0.505cm" svg:x="1.879cm" svg:y="7.636cm">
            <text:p/>
          </draw:ellipse>
          <draw:ellipse draw:style-name="gr6" draw:text-style-name="P1" draw:layer="layout" svg:width="0.49cm" svg:height="0.505cm" svg:x="4.679cm" svg:y="12.338cm">
            <text:p/>
          </draw:ellipse>
        </draw:g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s-fedora-background" style:family="presentation">
      <style:graphic-properties draw:stroke="none" draw:fill="none"/>
    </style:style>
    <style:style style:name="prs-fedora-backgroundobjects" style:family="presentation">
      <style:graphic-properties draw:shadow="hidden" draw:shadow-offset-x="0.3cm" draw:shadow-offset-y="0.3cm" draw:shadow-color="#808080"/>
    </style:style>
    <style:style style:name="prs-fedora-notes" style:family="presentation">
      <style:graphic-properties draw:stroke="none" draw:fill="none">
        <text:list-style style:name="prs-fedor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prs-fedora-outline1" style:family="presentation">
      <style:graphic-properties draw:stroke="none" draw:fill="none">
        <text:list-style style:name="prs-fedor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outline2" style:family="presentation" style:parent-style-name="prs-fedor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s-fedora-outline3" style:family="presentation" style:parent-style-name="prs-fedor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s-fedora-outline4" style:family="presentation" style:parent-style-name="prs-fedor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s-fedora-outline5" style:family="presentation" style:parent-style-name="prs-fedor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s-fedora-outline6" style:family="presentation" style:parent-style-name="prs-fedor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s-fedora-outline7" style:family="presentation" style:parent-style-name="prs-fedor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s-fedora-outline8" style:family="presentation" style:parent-style-name="prs-fedor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s-fedora-outline9" style:family="presentation" style:parent-style-name="prs-fedor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s-fedora-subtitle" style:family="presentation">
      <style:graphic-properties draw:stroke="none" draw:fill="none" draw:textarea-vertical-align="middle">
        <text:list-style style:name="prs-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title" style:family="presentation">
      <style:graphic-properties draw:stroke="none" draw:fill="none" draw:textarea-vertical-align="middle">
        <text:list-style style:name="prs-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svg:stroke-color="#0062b1" draw:fill="solid" draw:fill-color="#0062b1" draw:textarea-horizontal-align="center" draw:textarea-vertical-align="middle" draw:shadow-offset-x="0.305cm" draw:shadow-offset-y="0.3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prs-fedora-title">
      <style:graphic-properties draw:fill-color="#ffffff" draw:auto-grow-height="false" fo:min-height="3.508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979cm" svg:height="5.987cm" svg:x="1cm" svg:y="3.193cm"/>
      <draw:page-thumbnail draw:layer="backgroundobjects" svg:width="7.979cm" svg:height="5.987cm" svg:x="1cm" svg:y="12.409cm"/>
      <draw:page-thumbnail draw:layer="backgroundobjects" svg:width="7.979cm" svg:height="5.987cm" svg:x="9.98cm" svg:y="3.193cm"/>
      <draw:page-thumbnail draw:layer="backgroundobjects" svg:width="7.979cm" svg:height="5.987cm" svg:x="9.98cm" svg:y="12.409cm"/>
      <draw:page-thumbnail draw:layer="backgroundobjects" svg:width="7.979cm" svg:height="5.987cm" svg:x="18.96cm" svg:y="3.193cm"/>
      <draw:page-thumbnail draw:layer="backgroundobjects" svg:width="7.979cm" svg:height="5.987cm" svg:x="18.96cm" svg:y="12.40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s-fedora" style:page-layout-name="PM1" draw:style-name="Mdp1">
      <draw:frame presentation:style-name="Mpr4" draw:text-style-name="MP4" draw:layer="backgroundobjects" svg:width="23.902cm" svg:height="3.507cm" svg:x="2.055cm" svg:y="1.742cm" presentation:class="title">
        <draw:text-box>
          <text:p text:style-name="MP4">Click to edit the title</text:p>
        </draw:text-box>
      </draw:frame>
      <draw:frame presentation:style-name="prs-fedora-outline1" draw:layer="backgroundobjects" svg:width="23.902cm" svg:height="13.233cm" svg:x="2.055cm" svg:y="5.838cm" presentation:class="outline" presentation:placeholder="true">
        <draw:text-box/>
      </draw:frame>
      <draw:rect draw:style-name="Mgr3" draw:text-style-name="MP5" draw:layer="backgroundobjects" svg:width="27.991cm" svg:height="0.217cm" svg:x="0cm" svg:y="20.787cm">
        <text:p/>
      </draw:rect>
      <presentation:notes style:page-layout-name="PM2">
        <draw:page-thumbnail presentation:style-name="prs-fedora-title" draw:layer="backgroundobjects" svg:width="13.133cm" svg:height="9.007cm" svg:x="4.537cm" svg:y="2.628cm" presentation:class="page"/>
        <draw:frame presentation:style-name="prs-fedora-notes" draw:layer="backgroundobjects" svg:width="15.45cm" svg:height="9.998cm" svg:x="3.386cm" svg:y="12.5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Unix OpenOffice.org_project/413m1$Build-9783</meta:generator>
    <meta:creation-date>2008-05-07T20:40:08</meta:creation-date>
    <dc:date>2018-11-05T18:11:57</dc:date>
    <meta:printed-by>Robert Singleton</meta:printed-by>
    <meta:print-date>2008-05-20T17:08:50</meta:print-date>
    <meta:editing-cycles>441</meta:editing-cycles>
    <meta:editing-duration>P2DT22H50M13S</meta:editing-duration>
    <dc:creator>Robert Singleton</dc:creator>
    <meta:document-statistic meta:object-count="5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style mathsize="43pt">
          <mrow>
            <mstyle color="red">
              <mrow>
                <mrow>
                  <msub>
                    <mi>Q</mi>
                    <mi>r</mi>
                  </msub>
                </mrow>
              </mrow>
            </mstyle>
          </mrow>
        </mstyle>
      </mrow>
    </mrow>
    <annotation encoding="StarMath 5.0">{size 43 color red {
Q_r
}}
</annotation>
  </semantics>
</math>
</file>

<file path=Object 10/content.xml><?xml version="1.0" encoding="utf-8"?>
<math xmlns="http://www.w3.org/1998/Math/MathML">
  <semantics>
    <mrow>
      <mrow>
        <mstyle mathsize="35pt">
          <mrow>
            <mstyle color="blue">
              <mrow>
                <mrow>
                  <msub>
                    <mi>q</mi>
                    <mn>5</mn>
                  </msub>
                </mrow>
              </mrow>
            </mstyle>
          </mrow>
        </mstyle>
      </mrow>
    </mrow>
    <annotation encoding="StarMath 5.0">{size 35 color blue {
q_5
}}
</annotation>
  </semantics>
</math>
</file>

<file path=Object 11/content.xml><?xml version="1.0" encoding="utf-8"?>
<math xmlns="http://www.w3.org/1998/Math/MathML">
  <semantics>
    <mrow>
      <mrow>
        <mstyle mathsize="35pt">
          <mrow>
            <mstyle color="blue">
              <mrow>
                <mrow>
                  <msub>
                    <mi>q</mi>
                    <mn>2</mn>
                  </msub>
                </mrow>
              </mrow>
            </mstyle>
          </mrow>
        </mstyle>
      </mrow>
    </mrow>
    <annotation encoding="StarMath 5.0">{size 35 color blue {
q_2
}}
</annotation>
  </semantics>
</math>
</file>

<file path=Object 2/content.xml><?xml version="1.0" encoding="utf-8"?>
<math xmlns="http://www.w3.org/1998/Math/MathML">
  <semantics>
    <mrow>
      <mrow>
        <mstyle mathsize="43pt">
          <mrow>
            <mstyle color="blue">
              <mrow>
                <mrow>
                  <msub>
                    <mi>Q</mi>
                    <mi>t</mi>
                  </msub>
                </mrow>
              </mrow>
            </mstyle>
          </mrow>
        </mstyle>
      </mrow>
    </mrow>
    <annotation encoding="StarMath 5.0">{size 43 color blue {
Q_t
}}
</annotation>
  </semantics>
</math>
</file>

<file path=Object 3/content.xml><?xml version="1.0" encoding="utf-8"?>
<math xmlns="http://www.w3.org/1998/Math/MathML">
  <semantics>
    <mrow>
      <mrow>
        <mstyle mathsize="35pt">
          <mrow>
            <mstyle color="blue">
              <mrow>
                <mrow>
                  <msub>
                    <mi>q</mi>
                    <mn>6</mn>
                  </msub>
                </mrow>
              </mrow>
            </mstyle>
          </mrow>
        </mstyle>
      </mrow>
    </mrow>
    <annotation encoding="StarMath 5.0">{size 35 color blue {
q_6
}}
</annotation>
  </semantics>
</math>
</file>

<file path=Object 4/content.xml><?xml version="1.0" encoding="utf-8"?>
<math xmlns="http://www.w3.org/1998/Math/MathML">
  <semantics>
    <mrow>
      <mrow>
        <mstyle mathsize="43pt">
          <mrow>
            <mstyle color="red">
              <mrow>
                <mrow>
                  <msub>
                    <mi>Q</mi>
                    <mi>r</mi>
                  </msub>
                </mrow>
              </mrow>
            </mstyle>
          </mrow>
        </mstyle>
      </mrow>
    </mrow>
    <annotation encoding="StarMath 5.0">{size 43 color red {
Q_r
}}
</annotation>
  </semantics>
</math>
</file>

<file path=Object 5/content.xml><?xml version="1.0" encoding="utf-8"?>
<math xmlns="http://www.w3.org/1998/Math/MathML">
  <semantics>
    <mrow>
      <mrow>
        <mstyle mathsize="43pt">
          <mrow>
            <mstyle color="red">
              <mrow>
                <mrow>
                  <msub>
                    <mi>Q</mi>
                    <mi>s</mi>
                  </msub>
                </mrow>
              </mrow>
            </mstyle>
          </mrow>
        </mstyle>
      </mrow>
    </mrow>
    <annotation encoding="StarMath 5.0">{size 43 color red {
Q_s
}}
</annotation>
  </semantics>
</math>
</file>

<file path=Object 6/content.xml><?xml version="1.0" encoding="utf-8"?>
<math xmlns="http://www.w3.org/1998/Math/MathML">
  <semantics>
    <mrow>
      <mrow>
        <mstyle mathsize="35pt">
          <mrow>
            <mstyle color="blue">
              <mrow>
                <mrow>
                  <msub>
                    <mi>q</mi>
                    <mn>1</mn>
                  </msub>
                </mrow>
              </mrow>
            </mstyle>
          </mrow>
        </mstyle>
      </mrow>
    </mrow>
    <annotation encoding="StarMath 5.0">{size 35 color blue {
q_1
}}
</annotation>
  </semantics>
</math>
</file>

<file path=Object 7/content.xml><?xml version="1.0" encoding="utf-8"?>
<math xmlns="http://www.w3.org/1998/Math/MathML">
  <semantics>
    <mrow>
      <mrow>
        <mstyle mathsize="43pt">
          <mrow>
            <mstyle color="red">
              <mrow>
                <mrow>
                  <msub>
                    <mi>Q</mi>
                    <mi>s</mi>
                  </msub>
                </mrow>
              </mrow>
            </mstyle>
          </mrow>
        </mstyle>
      </mrow>
    </mrow>
    <annotation encoding="StarMath 5.0">{size 43 color red {
Q_s
}}
</annotation>
  </semantics>
</math>
</file>

<file path=Object 8/content.xml><?xml version="1.0" encoding="utf-8"?>
<math xmlns="http://www.w3.org/1998/Math/MathML">
  <semantics>
    <mrow>
      <mrow>
        <mstyle mathsize="43pt">
          <mrow>
            <mstyle color="blue">
              <mrow>
                <mrow>
                  <msub>
                    <mi>Q</mi>
                    <mi>t</mi>
                  </msub>
                </mrow>
              </mrow>
            </mstyle>
          </mrow>
        </mstyle>
      </mrow>
    </mrow>
    <annotation encoding="StarMath 5.0">{size 43 color blue {
Q_t
}}
</annotation>
  </semantics>
</math>
</file>